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</office:font-face-decls>
  <office:automatic-styles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Kappaleenoletusfontti" style:family="text">
      <style:text-properties style:font-name="Calibri" style:font-name-asian="Times New Roman" style:font-name-complex="Calibri" fo:font-size="11pt" style:font-size-asian="11pt" style:font-size-complex="11pt" fo:language="en" fo:country="US" style:language-asian="fi" style:country-asian="FI"/>
    </style:style>
    <style:style style:name="P3" style:parent-style-name="Standard" style:family="paragraph">
      <style:paragraph-properties fo:margin-bottom="0in"/>
      <style:text-properties style:font-name-asian="Times New Roman" style:font-name-complex="Calibri" fo:language="en" fo:country="US" style:language-asian="fi" style:country-asian="FI"/>
    </style:style>
    <style:style style:name="P4" style:parent-style-name="Standard" style:family="paragraph">
      <style:paragraph-properties fo:margin-bottom="0in"/>
    </style:style>
    <style:style style:name="T5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6" style:parent-style-name="Kappaleenoletusfontti" style:family="text">
      <style:text-properties style:font-name-complex="Calibri" fo:language="en" fo:country="US"/>
    </style:style>
    <style:style style:name="T7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8" style:parent-style-name="Standard" style:family="paragraph">
      <style:paragraph-properties fo:margin-bottom="0in"/>
    </style:style>
    <style:style style:name="T9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10" style:parent-style-name="Kappaleenoletusfontti" style:family="text">
      <style:text-properties style:font-name-asian="Times New Roman" style:font-name-complex="Calibri" fo:language="en" fo:country="US" style:language-asian="fi" style:country-asian="FI"/>
    </style:style>
    <style:style style:name="T11" style:parent-style-name="Hyperlinkki" style:family="text">
      <style:text-properties style:font-name-asian="Times New Roman" style:font-name-complex="Calibri" fo:language="en" fo:country="US" style:language-asian="fi" style:country-asian="FI"/>
    </style:style>
    <style:style style:name="P12" style:parent-style-name="Standard" style:family="paragraph">
      <style:paragraph-properties fo:margin-bottom="0in"/>
      <style:text-properties style:font-name-asian="Times New Roman" style:font-name-complex="Calibri" fo:language="en" fo:country="US" style:language-asian="fi" style:country-asian="FI"/>
    </style:style>
    <style:style style:name="P13" style:parent-style-name="Standard" style:family="paragraph">
      <style:paragraph-properties fo:margin-bottom="0in"/>
    </style:style>
    <style:style style:name="T14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15" style:parent-style-name="Standard" style:family="paragraph">
      <style:paragraph-properties fo:margin-bottom="0in"/>
    </style:style>
    <style:style style:name="P16" style:parent-style-name="Standard" style:family="paragraph">
      <style:paragraph-properties fo:margin-bottom="0in"/>
    </style:style>
    <style:style style:name="T17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18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19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20" style:parent-style-name="Standard" style:family="paragraph">
      <style:paragraph-properties fo:margin-bottom="0in"/>
    </style:style>
    <style:style style:name="T21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22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3" style:parent-style-name="Standard" style:family="paragraph">
      <style:paragraph-properties fo:margin-bottom="0in"/>
    </style:style>
    <style:style style:name="T24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25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26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7" style:parent-style-name="Standard" style:family="paragraph">
      <style:paragraph-properties fo:margin-bottom="0in"/>
    </style:style>
    <style:style style:name="T28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2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0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1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2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33" style:parent-style-name="Standard" style:family="paragraph">
      <style:paragraph-properties fo:margin-bottom="0in"/>
    </style:style>
    <style:style style:name="T34" style:parent-style-name="Hyperlinkki" style:family="text">
      <style:text-properties fo:language="en" fo:country="US"/>
    </style:style>
    <style:style style:name="P35" style:parent-style-name="Standard" style:family="paragraph">
      <style:paragraph-properties fo:margin-bottom="0in"/>
      <style:text-properties fo:language="en" fo:country="US"/>
    </style:style>
    <style:style style:name="P36" style:parent-style-name="Standard" style:family="paragraph">
      <style:paragraph-properties fo:margin-bottom="0in"/>
      <style:text-properties fo:language="en" fo:country="US"/>
    </style:style>
    <style:style style:name="P37" style:parent-style-name="Standard" style:family="paragraph">
      <style:paragraph-properties fo:margin-bottom="0in"/>
      <style:text-properties fo:language="en" fo:country="US"/>
    </style:style>
    <style:style style:name="P38" style:parent-style-name="Standard" style:family="paragraph">
      <style:paragraph-properties fo:margin-bottom="0in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P44" style:parent-style-name="Standard" style:family="paragraph">
      <style:paragraph-properties fo:margin-bottom="0in"/>
      <style:text-properties fo:language="en" fo:country="US"/>
    </style:style>
    <style:style style:name="P45" style:parent-style-name="Standard" style:family="paragraph">
      <style:paragraph-properties fo:margin-bottom="0in"/>
    </style:style>
    <style:style style:name="T46" style:parent-style-name="DefaultParagraphFont" style:family="text">
      <style:text-properties fo:language="en" fo:country="US"/>
    </style:style>
    <style:style style:name="P47" style:parent-style-name="Standard" style:family="paragraph">
      <style:paragraph-properties fo:margin-bottom="0in"/>
      <style:text-properties fo:language="en" fo:country="US"/>
    </style:style>
    <style:style style:name="P48" style:parent-style-name="Standard" style:family="paragraph">
      <style:paragraph-properties fo:margin-bottom="0in"/>
      <style:text-properties fo:language="en" fo:country="US"/>
    </style:style>
    <style:style style:name="P49" style:parent-style-name="Standard" style:family="paragraph">
      <style:paragraph-properties fo:margin-bottom="0in"/>
      <style:text-properties fo:language="en" fo:country="US"/>
    </style:style>
    <style:style style:name="P50" style:parent-style-name="Standard" style:family="paragraph">
      <style:paragraph-properties fo:margin-bottom="0in"/>
      <style:text-properties fo:language="en" fo:country="US"/>
    </style:style>
    <style:style style:name="P51" style:parent-style-name="Standard" style:family="paragraph">
      <style:paragraph-properties fo:margin-bottom="0in"/>
      <style:text-properties fo:language="en" fo:country="US"/>
    </style:style>
    <style:style style:name="P52" style:parent-style-name="Standard" style:family="paragraph">
      <style:paragraph-properties fo:margin-bottom="0in"/>
      <style:text-properties fo:language="en" fo:country="US"/>
    </style:style>
    <style:style style:name="P53" style:parent-style-name="Standard" style:family="paragraph">
      <style:paragraph-properties fo:margin-bottom="0in"/>
      <style:text-properties fo:language="en" fo:country="US"/>
    </style:style>
    <style:style style:name="P54" style:parent-style-name="Standard" style:family="paragraph">
      <style:paragraph-properties fo:margin-bottom="0in"/>
      <style:text-properties fo:language="en" fo:country="US"/>
    </style:style>
    <style:style style:name="P55" style:parent-style-name="Standard" style:family="paragraph">
      <style:paragraph-properties fo:margin-bottom="0in"/>
      <style:text-properties fo:language="en" fo:country="US"/>
    </style:style>
    <style:style style:name="P56" style:parent-style-name="Standard" style:family="paragraph">
      <style:paragraph-properties fo:margin-bottom="0in"/>
      <style:text-properties fo:language="en" fo:country="US"/>
    </style:style>
    <style:style style:name="P57" style:parent-style-name="Standard" style:family="paragraph">
      <style:paragraph-properties fo:margin-bottom="0in"/>
      <style:text-properties fo:language="en" fo:country="US"/>
    </style:style>
    <style:style style:name="P58" style:parent-style-name="Standard" style:family="paragraph">
      <style:paragraph-properties fo:margin-bottom="0in"/>
      <style:text-properties fo:language="en" fo:country="US"/>
    </style:style>
    <style:style style:name="P59" style:parent-style-name="Standard" style:family="paragraph">
      <style:paragraph-properties fo:margin-bottom="0in"/>
      <style:text-properties fo:language="en" fo:country="US"/>
    </style:style>
    <style:style style:name="P60" style:parent-style-name="Standard" style:family="paragraph">
      <style:paragraph-properties fo:margin-bottom="0in"/>
      <style:text-properties fo:language="en" fo:country="US"/>
    </style:style>
    <style:style style:name="P61" style:parent-style-name="Standard" style:family="paragraph">
      <style:paragraph-properties fo:margin-bottom="0in"/>
      <style:text-properties fo:language="en" fo:country="US"/>
    </style:style>
    <style:style style:name="P62" style:parent-style-name="Standard" style:family="paragraph">
      <style:paragraph-properties fo:margin-bottom="0in"/>
      <style:text-properties fo:language="en" fo:country="US"/>
    </style:style>
    <style:style style:name="P63" style:parent-style-name="Standard" style:family="paragraph">
      <style:paragraph-properties fo:margin-bottom="0in"/>
      <style:text-properties fo:language="en" fo:country="US"/>
    </style:style>
    <style:style style:name="P64" style:parent-style-name="Standard" style:family="paragraph">
      <style:paragraph-properties fo:margin-bottom="0in"/>
      <style:text-properties fo:language="en" fo:country="US"/>
    </style:style>
    <style:style style:name="P65" style:parent-style-name="Standard" style:family="paragraph">
      <style:paragraph-properties fo:margin-bottom="0in"/>
      <style:text-properties fo:language="en" fo:country="US"/>
    </style:style>
    <style:style style:name="P66" style:parent-style-name="Standard" style:family="paragraph">
      <style:paragraph-properties fo:margin-bottom="0in"/>
      <style:text-properties fo:language="en" fo:country="US"/>
    </style:style>
    <style:style style:name="P67" style:parent-style-name="Standard" style:family="paragraph">
      <style:paragraph-properties fo:margin-bottom="0in"/>
      <style:text-properties fo:language="en" fo:country="US"/>
    </style:style>
    <style:style style:name="P68" style:parent-style-name="Standard" style:family="paragraph">
      <style:paragraph-properties fo:margin-bottom="0in"/>
      <style:text-properties fo:language="en" fo:country="US"/>
    </style:style>
    <style:style style:name="P69" style:parent-style-name="Standard" style:family="paragraph">
      <style:paragraph-properties fo:margin-bottom="0in"/>
      <style:text-properties fo:language="en" fo:country="US"/>
    </style:style>
    <style:style style:name="P70" style:parent-style-name="Standard" style:family="paragraph">
      <style:paragraph-properties fo:margin-bottom="0in"/>
      <style:text-properties fo:language="en" fo:country="US"/>
    </style:style>
    <style:style style:name="P71" style:parent-style-name="Standard" style:family="paragraph">
      <style:paragraph-properties fo:margin-bottom="0in"/>
    </style:style>
    <style:style style:name="T72" style:parent-style-name="DefaultParagraphFont" style:family="text">
      <style:text-properties fo:font-weight="bold" style:font-weight-asian="bold" fo:language="en" fo:country="US"/>
    </style:style>
    <style:style style:name="T73" style:parent-style-name="DefaultParagraphFont" style:family="text">
      <style:text-properties fo:language="en" fo:country="US"/>
    </style:style>
    <style:style style:name="P74" style:parent-style-name="Standard" style:family="paragraph">
      <style:paragraph-properties fo:margin-bottom="0in"/>
    </style:style>
    <style:style style:name="T75" style:parent-style-name="DefaultParagraphFont" style:family="text">
      <style:text-properties fo:font-weight="bold" style:font-weight-asian="bold" fo:language="en" fo:country="US"/>
    </style:style>
    <style:style style:name="T76" style:parent-style-name="DefaultParagraphFont" style:family="text">
      <style:text-properties fo:language="en" fo:country="US"/>
    </style:style>
    <style:style style:name="P77" style:parent-style-name="Standard" style:family="paragraph">
      <style:paragraph-properties fo:margin-bottom="0in"/>
      <style:text-properties fo:font-weight="bold" style:font-weight-asian="bold" fo:language="en" fo:country="US"/>
    </style:style>
    <style:style style:name="P78" style:parent-style-name="Standard" style:family="paragraph">
      <style:paragraph-properties fo:margin-bottom="0in"/>
    </style:style>
    <style:style style:name="T79" style:parent-style-name="DefaultParagraphFont" style:family="text">
      <style:text-properties fo:font-weight="bold" style:font-weight-asian="bold" fo:language="en" fo:country="US"/>
    </style:style>
    <style:style style:name="T80" style:parent-style-name="DefaultParagraphFont" style:family="text">
      <style:text-properties fo:language="en" fo:country="US"/>
    </style:style>
    <style:style style:name="P81" style:parent-style-name="Standard" style:family="paragraph">
      <style:paragraph-properties fo:margin-bottom="0in"/>
      <style:text-properties fo:language="en" fo:country="US"/>
    </style:style>
    <style:style style:name="P82" style:parent-style-name="Standard" style:family="paragraph">
      <style:paragraph-properties fo:margin-bottom="0in"/>
      <style:text-properties fo:language="en" fo:country="US"/>
    </style:style>
    <style:style style:name="P83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8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T85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86" style:parent-style-name="Hyperlinkki" style:family="text">
      <style:text-properties fo:language="en" fo:country="US"/>
    </style:style>
    <style:style style:name="T87" style:parent-style-name="Hyperlinkki" style:family="text">
      <style:text-properties fo:language="en" fo:country="US"/>
    </style:style>
    <style:style style:name="T88" style:parent-style-name="Hyperlinkki" style:family="text">
      <style:text-properties fo:language="en" fo:country="US"/>
    </style:style>
    <style:style style:name="P8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90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91" style:parent-style-name="Standard" style:family="paragraph">
      <style:paragraph-properties fo:margin-bottom="0in"/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fo:language="en" fo:country="US"/>
    </style:style>
    <style:style style:name="P94" style:parent-style-name="Standard" style:family="paragraph">
      <style:paragraph-properties fo:margin-bottom="0in"/>
    </style:style>
    <style:style style:name="T95" style:parent-style-name="DefaultParagraphFont" style:family="text">
      <style:text-properties fo:language="en" fo:country="US"/>
    </style:style>
    <style:style style:name="P96" style:parent-style-name="Standard" style:family="paragraph">
      <style:paragraph-properties fo:margin-bottom="0in"/>
      <style:text-properties style:font-name-complex="Calibri" fo:language="en" fo:country="US"/>
    </style:style>
    <style:style style:name="P97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98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9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00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01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02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03" style:parent-style-name="Standard" style:family="paragraph">
      <style:paragraph-properties fo:margin-bottom="0in"/>
    </style:style>
    <style:style style:name="T104" style:parent-style-name="DefaultParagraphFont" style:family="text">
      <style:text-properties style:font-name-asian="Times New Roman" style:font-name-complex="Calibri" fo:font-weight="bold" style:font-weight-asian="bold" fo:color="#000000" fo:language="en" fo:country="US" style:language-asian="fi" style:country-asian="FI"/>
    </style:style>
    <style:style style:name="T105" style:parent-style-name="DefaultParagraphFont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106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07" style:parent-style-name="Standard" style:family="paragraph">
      <style:paragraph-properties fo:margin-bottom="0in"/>
    </style:style>
    <style:style style:name="T108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</office:automatic-styles>
  <office:body>
    <office:text text:use-soft-page-breaks="true">
      <text:h text:style-name="P1" text:outline-level="1"><text:span text:style-name="T2">DC SRAP meeting 25</text:span></text:h>
      <text:p text:style-name="P3"/>
      <text:p text:style-name="P4"><text:span text:style-name="T5">Time:<text:s/></text:span><text:span text:style-name="T6">2023-02-28, 15:00-16:00 UTC</text:span><text:span text:style-name="T7">, 16.00-17.00 CET</text:span></text:p>
      <text:p text:style-name="P8"><text:span text:style-name="T9">Place: Zoom,</text:span><text:span text:style-name="T10"><text:s/></text:span><text:a xlink:href="https://helsinki.zoom.us/j/66651804340?pwd=ZnpWNzBOYlIraTE3SnNzeEd4ZjYyUT09" office:target-frame-name="_top" xlink:show="replace"><text:span text:style-name="T11">https://helsinki.zoom.us/j/66651804340?pwd=ZnpWNzBOYlIraTE3SnNzeEd4ZjYyUT09</text:span></text:a></text:p>
      <text:p text:style-name="P12"/>
      <text:list text:style-name="LFO17" text:continue-numbering="true">
        <text:list-item>
          <text:p text:style-name="P13"><text:span text:style-name="T14">Opening of the meeting</text:span></text:p>
        </text:list-item>
      </text:list>
      <text:p text:style-name="P15"/>
      <text:p text:style-name="P16"><text:span text:style-name="T17">Present:</text:span><text:span text:style-name="T18"><text:s/>Tom,</text:span><text:span text:style-name="T19"><text:s/>Osma, Karen, Alasdair, Nishad, Freddy</text:span></text:p>
      <text:p text:style-name="P20"><text:span text:style-name="T21">Apologies: Juha, Jan</text:span></text:p>
      <text:p text:style-name="P22"/>
      <text:p text:style-name="P23"><text:span text:style-name="T24">2. Appointment of the minutes taker (Osma will act as the chair) – Alasdair to take no</text:span><text:span text:style-name="T25">tes</text:span></text:p>
      <text:p text:style-name="P26"/>
      <text:p text:style-name="P27"><text:span text:style-name="T28">3. Approval of the agenda - approved</text:span></text:p>
      <text:p text:style-name="P29"/>
      <text:p text:style-name="P30">4. Minutes of previous meeting - approved</text:p>
      <text:p text:style-name="P31"/>
      <text:p text:style-name="P32">2022-02-14, number 24</text:p>
      <text:p text:style-name="P33"><text:span text:style-name="T34">https://github.com/dcmi/dc-srap/blob/main/meetings/2023-02-14_srap_meeting_24_notes.md</text:span></text:p>
      <text:p text:style-name="P35"/>
      <text:p text:style-name="P36">5. SRAP as a DCTAP profile (Karen)</text:p>
      <text:p text:style-name="P37"/>
      <text:p text:style-name="P38"><text:span text:style-name="T39">Karen has posted several</text:span><text:span text:style-name="T40"><text:s/>DCTAP profile variants at<text:s/></text:span><text:a xlink:href="https://github.com/dcmi/dc-srap/tree/main/dctap" office:target-frame-name="_top" xlink:show="replace"><text:span text:style-name="T41">https://github.com/dcmi/dc-srap/tree/main/dctap</text:span></text:a><text:span text:style-name="T42"><text:s/>including a basic (flat) profile and a full profile that includes the classes Person, Organization, Subject and<text:s/></text:span><text:span text:style-name="T43">Conference.</text:span></text:p>
      <text:p text:style-name="P44"/>
      <text:p text:style-name="P45"><text:span text:style-name="T46">Karen: “</text:span>I'm working on a basic SRAP TAP and I note that none of the SRAP properties are listed as being repeatable. I would think that dct:creator, dct:contributor, and dct:subject, at a minimum, would be repeatable.”</text:p>
      <text:p text:style-name="P47"/>
      <text:p text:style-name="P48">DC-TAP – add valueDatatype column; change min/max to repeatable/non-repeatable; asterisk denotes proposed properties not yet in DC Terms</text:p>
      <text:p text:style-name="P49"/>
      <text:p text:style-name="P50">OS: use TAP in place of table?</text:p>
      <text:p text:style-name="P51"/>
      <text:p text:style-name="P52">TB: very wide document; YAML format would make it more user friendly</text:p>
      <text:p text:style-name="P53"/>
      <text:p text:style-name="P54">KC: What should mandatory?</text:p>
      <text:p text:style-name="P55">AM: Dates for<text:s/>life cycle</text:p>
      <text:p text:style-name="P56">KC: Have to have at least one date</text:p>
      <text:p text:style-name="P57">OS: More complete list for scholarly works – added date properties from early version of the profile. Who are rules for?</text:p>
      <text:p text:style-name="P58">TB: Extended profile should not invalidate the original. Should make SRAP unconstrained</text:p>
      <text:p text:style-name="P59">OS: Make all repeatable and none mandatory?</text:p>
      <text:p text:style-name="P60">KC: Mandatory if applicable – human decides; if you have the information then include it</text:p>
      <text:p text:style-name="P61">TB/OS: Need recommended minimum – element sets for academic papers and dissertations</text:p>
      <text:p text:style-name="P62">AM: Minimum mandatory could be title and identifier/URL/shelfmark</text:p>
      <text:p text:style-name="P63">TB: Have family of SRAPs – different types of resources as extensions</text:p>
      <text:p text:style-name="P64">OS: Continue working on table – don’t want to edit in two places</text:p>
      <text:p text:style-name="P65">KC: DC-TAP is the place for this information; GitHub CSV is crude and Excel documents are better; issues of version control in GitHub</text:p>
      <text:p text:style-name="P66">OS: Generate into human readable format</text:p>
      <text:soft-page-break/>
      <text:p text:style-name="P67">TB: YAML/JSON tool – need to export into MD format</text:p>
      <text:p text:style-name="P68">KC: Keep TAP in table – allow for humans to edit<text:s/></text:p>
      <text:p text:style-name="P69"/>
      <text:p text:style-name="P70">OS: Drop the table from the specification and clean up folders then move<text:s/>TAP to the profile folder</text:p>
      <text:p text:style-name="P71"><text:span text:style-name="T72">ACTION<text:s/></text:span><text:span text:style-name="T73">KC to move TAP to profile folder and edit</text:span></text:p>
      <text:p text:style-name="P74"><text:span text:style-name="T75">ACTION<text:s/></text:span><text:span text:style-name="T76">OS – edit specification</text:span></text:p>
      <text:p text:style-name="P77"/>
      <text:p text:style-name="P78"><text:span text:style-name="T79">OS:<text:s/></text:span><text:span text:style-name="T80">Affiliation – option for creator to be person or affiliated agent</text:span></text:p>
      <text:p text:style-name="P81"/>
      <text:p text:style-name="P82"/>
      <text:p text:style-name="P83">6. Host item information – for discussion at next meeting</text:p>
      <text:p text:style-name="P84"/>
      <text:p text:style-name="Vaintekstinä"><text:span text:style-name="T85">GitHub issue:<text:s/></text:span><text:a xlink:href="https://github.com/dcmi/dc-srap/issues/28" office:target-frame-name="_top" xlink:show="replace"><text:span text:style-name="T86">https://github.com/dcmi/d</text:span></text:a><text:bookmark-start text:name="_Hlt1271855521"/><text:bookmark-start text:name="_Hlt1271855531"/><text:a xlink:href="https://github.com/dcmi/dc-srap/issues/28" office:target-frame-name="_top" xlink:show="replace"><text:span text:style-name="T87">c</text:span></text:a><text:bookmark-end text:name="_Hlt1271855521"/><text:bookmark-end text:name="_Hlt1271855531"/><text:a xlink:href="https://github.com/dcmi/dc-srap/issues/28" office:target-frame-name="_top" xlink:show="replace"><text:span text:style-name="T88">-srap/issues/28</text:span></text:a></text:p>
      <text:p text:style-name="P89"/>
      <text:p text:style-name="P90">Since the last meeting:</text:p>
      <text:list text:style-name="LFO18" text:continue-numbering="true">
        <text:list-item>
          <text:p text:style-name="P91"><text:span text:style-name="T92">Jan has shared</text:span><text:span text:style-name="T93"><text:s/>details of how this has been handled in the current DataCite draft.</text:span></text:p>
        </text:list-item>
        <text:list-item>
          <text:p text:style-name="P94"><text:span text:style-name="T95">Juha has shared details about ISO 690.</text:span></text:p>
        </text:list-item>
      </text:list>
      <text:p text:style-name="P96"/>
      <text:p text:style-name="P97">8. Any other business</text:p>
      <text:p text:style-name="P98"/>
      <text:p text:style-name="P99">NT developing repository of DCMI conference papers</text:p>
      <text:p text:style-name="P100">OS: Use of properties still under development?</text:p>
      <text:p text:style-name="P101">NT: Prefer not to use properties under development. Are there enough for a test? Will note that SRAP is a work in progress</text:p>
      <text:p text:style-name="P102"/>
      <text:p text:style-name="P103"><text:span text:style-name="T104">ACTION<text:s/></text:span><text:span text:style-name="T105">Include the conference repository as an agenda item for next meeting</text:span></text:p>
      <text:p text:style-name="P106"/>
      <text:p text:style-name="P107"><text:span text:style-name="T108">9. Closure of the meet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Normaali" style:display-name="Normaali" style:family="paragraph"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aliWWW" style:display-name="Normaali (WWW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Luettelokappale" style:display-name="Luettelokappal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Vaintekstinä" style:display-name="Vain tekstinä" style:family="paragraph" style:parent-style-name="Normaali">
      <style:paragraph-properties fo:widows="2" fo:orphans="2" style:vertical-align="auto"/>
      <style:text-properties style:font-name-complex="Times New Roman" style:font-size-complex="10.5pt" fo:hyphenate="true"/>
    </style:style>
    <style:style style:name="HTML-esimuotoiltu" style:display-name="HTML-esimuotoiltu" style:family="paragraph" style:parent-style-name="Normaali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i" style:country-asian="FI" fo:hyphenate="true"/>
    </style:style>
    <style:style style:name="Kappaleenoletusfontti" style:display-name="Kappaleen oletusfontti" style:family="text"/>
    <style:style style:name="Internetlink" style:display-name="Internet link" style:family="text" style:parent-style-name="Kappaleenoletusfontt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Kappaleenoletusfontti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Otsikko1Char" style:display-name="Otsikko 1 Char" style:family="text" style:parent-style-name="Kappaleenoletusfontti">
      <style:text-properties style:font-name="Calibri Light" style:font-name-asian="F" style:font-name-complex="F" fo:color="#2E74B5" fo:font-size="16pt" style:font-size-asian="16pt" style:font-size-complex="16pt"/>
    </style:style>
    <style:style style:name="Ratkaisematonmaininta" style:display-name="Ratkaisematon maininta" style:family="text" style:parent-style-name="Kappaleenoletusfontti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style:font-name-complex="Times New Roman"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yperlinkki" style:display-name="Hyperlinkki" style:family="text" style:parent-style-name="Kappaleenoletusfontt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elator-code" style:display-name="relator-code" style:family="text" style:parent-style-name="Kappaleenoletusfontti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aintekstinäChar" style:display-name="Vain tekstinä Char" style:family="text" style:parent-style-name="Kappaleenoletusfontti">
      <style:text-properties style:font-name-asian="Calibri" style:font-name-complex="Times New Roman" style:font-size-complex="10.5pt"/>
    </style:style>
    <style:style style:name="AvattuHyperlinkki" style:display-name="AvattuHyperlinkki" style:family="text" style:parent-style-name="Kappaleenoletusfontti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Voimakas" style:display-name="Voimakas" style:family="text" style:parent-style-name="Kappaleenoletusfontti">
      <style:text-properties fo:font-weight="bold" style:font-weight-asian="bold" style:font-weight-complex="bold"/>
    </style:style>
    <style:style style:name="HTML-esimuotoiltuChar" style:display-name="HTML-esimuotoiltu Char" style:family="text" style:parent-style-name="Kappaleenoletusfontti">
      <style:text-properties style:font-name="Courier New" style:font-name-asian="Times New Roman" style:font-name-complex="Courier New" fo:font-size="10pt" style:font-size-asian="10pt" style:font-size-complex="10pt" style:language-asian="fi" style:country-asian="FI"/>
    </style:style>
    <style:style style:name="cl" style:display-name="cl" style:family="text" style:parent-style-name="Kappaleenoletusfontti"/>
    <style:style style:name="nt" style:display-name="nt" style:family="text" style:parent-style-name="Kappaleenoletusfontti"/>
    <style:style style:name="na" style:display-name="na" style:family="text" style:parent-style-name="Kappaleenoletusfontti"/>
    <style:style style:name="s" style:display-name="s" style:family="text" style:parent-style-name="Kappaleenoletusfontti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0" style:display-name="WWNum10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style:font-name="Times New Roman" style:font-name-complex="Times New Roman"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3" style:display-name="WWNum13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14" style:display-name="WWNum14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kala, Juha E</meta:initial-creator>
    <dc:creator>Alasdair MacDonald</dc:creator>
    <meta:creation-date>2023-03-10T13:14:00Z</meta:creation-date>
    <dc:date>2023-03-10T13:15:00Z</dc:date>
    <meta:template xlink:href="Normal" xlink:type="simple"/>
    <meta:editing-cycles>3</meta:editing-cycles>
    <meta:editing-duration>PT0S</meta:editing-duration>
    <meta:user-defined meta:name="AppVersion">16.0000</meta:user-defined>
    <meta:user-defined meta:name="Company">University of Helsink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6" meta:word-count="514" meta:character-count="3443" meta:row-count="24" meta:non-whitespace-character-count="2935"/>
  </office:meta>
</office:document-meta>
</file>